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95.46pt"/>
    </style:style>
    <style:style style:name="co3" style:family="table-column">
      <style:table-column-properties fo:break-before="auto" style:column-width="271.19pt"/>
    </style:style>
    <style:style style:name="co4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</office:automatic-styles>
  <office:body>
    <office:spreadsheet>
      <table:calculation-settings table:automatic-find-labels="false"/>
      <table:table table:name="Constructor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post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authorId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publishDate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message</text:p>
          </table:table-cell>
          <table:table-cell table:style-name="Default" office:value-type="string" calcext:value-type="string">
            <text:p>vector</text:p>
          </table:table-cell>
        </table:table-row>
        <table:table-row table:style-name="ro1">
          <table:table-cell office:value-type="string" calcext:value-type="string">
            <text:p>Uuid::uuid4()</text:p>
          </table:table-cell>
          <table:table-cell office:value-type="string" calcext:value-type="string">
            <text:p>A Post</text:p>
          </table:table-cell>
          <table:table-cell office:value-type="string" calcext:value-type="string">
            <text:p>Lorem ipsum</text:p>
          </table:table-cell>
          <table:table-cell office:value-type="string" calcext:value-type="string">
            <text:p>new Author(Uuid::uuid4(), 'Davis', 'email@example.org', 'Some string', new DateTime()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st::class</text:p>
          </table:table-cell>
          <table:table-cell office:value-type="string" calcext:value-type="string">
            <text:p>no tags, no publish date</text:p>
          </table:table-cell>
          <table:table-cell table:formula="of:=&quot;[&quot;&amp;[.A3]&amp;&quot;, '&quot;&amp;[.B3]&amp;&quot;', '&quot;&amp;[.C3]&amp;&quot;', &quot;&amp;[.D3]&amp;&quot;, &quot;&amp;[.E3]&amp;&quot;, &quot;&amp;[.F3]&amp;&quot;, &quot;&amp;[.G3]&amp;&quot;, '&quot;&amp;[.H3]&amp;&quot;']&quot;" office:value-type="string" office:string-value="[Uuid::uuid4(), 'A Post', 'Lorem ipsum', new Author(Uuid::uuid4(), 'Davis', 'email@example.org', 'Some string', new DateTime()), [], null, Post::class, 'no tags, no publish date']" calcext:value-type="string">
            <text:p>[Uuid::uuid4(), 'A Post', 'Lorem ipsum', new Author(Uuid::uuid4(), 'Davis', 'email@example.org', 'Some string', new DateTime()), [], null, Post::class, 'no tags, no publish date']</text:p>
          </table:table-cell>
        </table:table-row>
        <table:table-row table:style-name="ro1">
          <table:table-cell office:value-type="string" calcext:value-type="string">
            <text:p>Uuid::uuid4()</text:p>
          </table:table-cell>
          <table:table-cell office:value-type="string" calcext:value-type="string">
            <text:p>A Post</text:p>
          </table:table-cell>
          <table:table-cell office:value-type="string" calcext:value-type="string">
            <text:p>Lorem ipsum</text:p>
          </table:table-cell>
          <table:table-cell office:value-type="string" calcext:value-type="string">
            <text:p>new Author(Uuid::uuid4(), 'Davis', 'email@example.org', 'Some string', new DateTime())</text:p>
          </table:table-cell>
          <table:table-cell office:value-type="string" calcext:value-type="string">
            <text:p>[new Tag(Uuid::uuid4(),’tag1’), new Tag(Uuid::uuid4(),’tag2’)]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st::class</text:p>
          </table:table-cell>
          <table:table-cell office:value-type="string" calcext:value-type="string">
            <text:p>have tags, unpublished</text:p>
          </table:table-cell>
          <table:table-cell table:formula="of:=&quot;[&quot;&amp;[.A4]&amp;&quot;, '&quot;&amp;[.B4]&amp;&quot;', '&quot;&amp;[.C4]&amp;&quot;', &quot;&amp;[.D4]&amp;&quot;, &quot;&amp;[.E4]&amp;&quot;, &quot;&amp;[.F4]&amp;&quot;, &quot;&amp;[.G4]&amp;&quot;, '&quot;&amp;[.H4]&amp;&quot;']&quot;" office:value-type="string" office:string-value="[Uuid::uuid4(), 'A Post', 'Lorem ipsum', new Author(Uuid::uuid4(), 'Davis', 'email@example.org', 'Some string', new DateTime()), [new Tag(Uuid::uuid4(),’tag1’), new Tag(Uuid::uuid4(),’tag2’)], null, Post::class, 'have tags, unpublished']" calcext:value-type="string">
            <text:p>[Uuid::uuid4(), 'A Post', 'Lorem ipsum', new Author(Uuid::uuid4(), 'Davis', 'email@example.org', 'Some string', new DateTime()), [new Tag(Uuid::uuid4(),’tag1’), new Tag(Uuid::uuid4(),’tag2’)], null, Post::class, 'have tags, unpublished']</text:p>
          </table:table-cell>
        </table:table-row>
        <table:table-row table:style-name="ro1">
          <table:table-cell office:value-type="string" calcext:value-type="string">
            <text:p>Uuid::uuid4()</text:p>
          </table:table-cell>
          <table:table-cell office:value-type="string" calcext:value-type="string">
            <text:p>A Post</text:p>
          </table:table-cell>
          <table:table-cell office:value-type="string" calcext:value-type="string">
            <text:p>Lorem ipsum</text:p>
          </table:table-cell>
          <table:table-cell office:value-type="string" calcext:value-type="string">
            <text:p>new Author(Uuid::uuid4(), 'Davis', 'email@example.org', 'Some string', new DateTime()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new DateTime()</text:p>
          </table:table-cell>
          <table:table-cell office:value-type="string" calcext:value-type="string">
            <text:p>Post::class</text:p>
          </table:table-cell>
          <table:table-cell office:value-type="string" calcext:value-type="string">
            <text:p>no tags, published</text:p>
          </table:table-cell>
          <table:table-cell table:formula="of:=&quot;[&quot;&amp;[.A5]&amp;&quot;, '&quot;&amp;[.B5]&amp;&quot;', '&quot;&amp;[.C5]&amp;&quot;', &quot;&amp;[.D5]&amp;&quot;, &quot;&amp;[.E5]&amp;&quot;, &quot;&amp;[.F5]&amp;&quot;, &quot;&amp;[.G5]&amp;&quot;, '&quot;&amp;[.H5]&amp;&quot;']&quot;" office:value-type="string" office:string-value="[Uuid::uuid4(), 'A Post', 'Lorem ipsum', new Author(Uuid::uuid4(), 'Davis', 'email@example.org', 'Some string', new DateTime()), [], new DateTime(), Post::class, 'no tags, published']" calcext:value-type="string">
            <text:p>[Uuid::uuid4(), 'A Post', 'Lorem ipsum', new Author(Uuid::uuid4(), 'Davis', 'email@example.org', 'Some string', new DateTime()), [], new DateTime(), Post::class, 'no tags, published']</text:p>
          </table:table-cell>
        </table:table-row>
        <table:table-row table:style-name="ro1">
          <table:table-cell office:value-type="string" calcext:value-type="string">
            <text:p>Uuid::uuid4()</text:p>
          </table:table-cell>
          <table:table-cell office:value-type="string" calcext:value-type="string">
            <text:p>A Post</text:p>
          </table:table-cell>
          <table:table-cell office:value-type="string" calcext:value-type="string">
            <text:p>Lorem ipsum</text:p>
          </table:table-cell>
          <table:table-cell office:value-type="string" calcext:value-type="string">
            <text:p>new Author(Uuid::uuid4(), 'Davis', 'email@example.org', 'Some string', new DateTime())</text:p>
          </table:table-cell>
          <table:table-cell office:value-type="string" calcext:value-type="string">
            <text:p>[new Tag(Uuid::uuid4(),’tag1’), new Tag(Uuid::uuid4(),’tag2’)]</text:p>
          </table:table-cell>
          <table:table-cell office:value-type="string" calcext:value-type="string">
            <text:p>new DateTime()</text:p>
          </table:table-cell>
          <table:table-cell office:value-type="string" calcext:value-type="string">
            <text:p>Post::class</text:p>
          </table:table-cell>
          <table:table-cell office:value-type="string" calcext:value-type="string">
            <text:p>tags, published (most common scenario)</text:p>
          </table:table-cell>
          <table:table-cell table:formula="of:=&quot;[&quot;&amp;[.A6]&amp;&quot;, '&quot;&amp;[.B6]&amp;&quot;', '&quot;&amp;[.C6]&amp;&quot;', &quot;&amp;[.D6]&amp;&quot;, &quot;&amp;[.E6]&amp;&quot;, &quot;&amp;[.F6]&amp;&quot;, &quot;&amp;[.G6]&amp;&quot;, '&quot;&amp;[.H6]&amp;&quot;']&quot;" office:value-type="string" office:string-value="[Uuid::uuid4(), 'A Post', 'Lorem ipsum', new Author(Uuid::uuid4(), 'Davis', 'email@example.org', 'Some string', new DateTime()), [new Tag(Uuid::uuid4(),’tag1’), new Tag(Uuid::uuid4(),’tag2’)], new DateTime(), Post::class, 'tags, published (most common scenario)']" calcext:value-type="string">
            <text:p>[Uuid::uuid4(), 'A Post', 'Lorem ipsum', new Author(Uuid::uuid4(), 'Davis', 'email@example.org', 'Some string', new DateTime()), [new Tag(Uuid::uuid4(),’tag1’), new Tag(Uuid::uuid4(),’tag2’)], new DateTime(), Post::class, 'tags, published (most common scenario)'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23:59:03.238012868</meta:creation-date>
    <dc:date>2017-07-25T00:22:44.691246803</dc:date>
    <meta:editing-duration>PT1M50S</meta:editing-duration>
    <meta:editing-cycles>2</meta:editing-cycles>
    <meta:generator>LibreOffice/5.1.6.2$Linux_X86_64 LibreOffice_project/10m0$Build-2</meta:generator>
    <meta:document-statistic meta:table-count="1" meta:cell-count="45" meta:object-count="0"/>
  </office:meta>
</office:document-meta>
</file>